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1.127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1.439cm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en" style:country-asian="US" style:font-style-asian="normal" style:font-weight-asian="normal" style:font-size-complex="3.70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3">
          <table:table-cell/>
          <table:table-cell office:value-type="string">
            <text:p>page</text:p>
          </table:table-cell>
          <table:table-cell office:value-type="string">
            <text:p>svg</text:p>
          </table:table-cell>
          <table:table-cell office:value-type="string">
            <text:p>tcols</text:p>
          </table:table-cell>
          <table:table-cell office:value-type="string">
            <text:p>pgw</text:p>
          </table:table-cell>
          <table:table-cell office:value-type="string">
            <text:p>tbw</text:p>
          </table:table-cell>
          <table:table-cell office:value-type="string">
            <text:p>tregex</text:p>
          </table:table-cell>
          <table:table-cell office:value-type="string">
            <text:p>titweight</text:p>
          </table:table-cell>
          <table:table-cell office:value-type="string">
            <text:p>titend</text:p>
          </table:table-cell>
          <table:table-cell office:value-type="string">
            <text:p>subtab</text:p>
          </table:table-cell>
          <table:table-cell office:value-type="string">
            <text:p>chead</text:p>
          </table:table-cell>
          <table:table-cell office:value-type="string">
            <text:p>cweight</text:p>
          </table:table-cell>
          <table:table-cell office:value-type="string">
            <text:p>ctree</text:p>
          </table:table-cell>
          <table:table-cell office:value-type="string">
            <text:p>cend</text:p>
          </table:table-cell>
          <table:table-cell office:value-type="string">
            <text:p>bodywt</text:p>
          </table:table-cell>
          <table:table-cell office:value-type="string">
            <text:p>indent</text:p>
          </table:table-cell>
          <table:table-cell office:value-type="string">
            <text:p>bend</text:p>
          </table:table-cell>
          <table:table-cell office:value-type="string">
            <text:p>foot</text:p>
          </table:table-cell>
          <table:table-cell office:value-type="string">
            <text:p>supsc</text:p>
          </table:table-cell>
          <table:table-cell office:value-type="string">
            <text:p>contd</text:p>
          </table:table-cell>
          <table:table-cell office:value-type="string">
            <text:p>extraTxt</text:p>
          </table:table-cell>
          <table:table-cell office:value-type="string">
            <text:p>clipped</text:p>
          </table:table-cell>
          <table:table-cell office:value-type="string">
            <text:p>action</text:p>
          </table:table-cell>
        </table:table-row>
        <table:table-row table:style-name="ro2">
          <table:table-cell office:value-type="string">
            <text:p>elsevier</text:p>
          </table:table-cell>
          <table:table-cell table:number-columns-repeated="5"/>
          <table:table-cell office:value-type="string">
            <text:p>Table\s\d+</text:p>
          </table:table-cell>
          <table:table-cell office:value-type="string">
            <text:p>bold</text:p>
          </table:table-cell>
          <table:table-cell office:value-type="string">
            <text:p>bar</text:p>
          </table:table-cell>
          <table:table-cell/>
          <table:table-cell office:value-type="string">
            <text:p>align</text:p>
          </table:table-cell>
          <table:table-cell office:value-type="string">
            <text:p>normal</text:p>
          </table:table-cell>
          <table:table-cell office:value-type="string">
            <text:p>bars</text:p>
          </table:table-cell>
          <table:table-cell office:value-type="string">
            <text:p>bar</text:p>
          </table:table-cell>
          <table:table-cell office:value-type="string">
            <text:p>normal</text:p>
          </table:table-cell>
          <table:table-cell/>
          <table:table-cell office:value-type="string">
            <text:p>boldbar</text:p>
          </table:table-cell>
          <table:table-cell table:number-columns-repeated="6"/>
        </table:table-row>
        <table:table-row table:style-name="ro2">
          <table:table-cell office:value-type="string">
            <text:p>Contemporary Clinical Trials 42 (2015) 26–40</text:p>
          </table:table-cell>
          <table:table-cell table:number-columns-repeated="22"/>
        </table:table-row>
        <table:table-row table:style-name="ro2">
          <table:table-cell office:value-type="string">
            <text:p>els0415.t1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4"/>
          <table:table-cell office:value-type="string">
            <text:p>Top Rt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2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string">
            <text:p>wrap</text:p>
          </table:table-cell>
          <table:table-cell table:number-columns-repeated="4"/>
          <table:table-cell office:value-type="string">
            <text:p>PAGE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3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string">
            <text:p>PAGE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4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wrap</text:p>
          </table:table-cell>
          <table:table-cell table:number-columns-repeated="6"/>
          <table:table-cell office:value-type="string">
            <text:p>OK</text:p>
          </table:table-cell>
        </table:table-row>
        <table:table-row table:style-name="ro2">
          <table:table-cell office:value-type="string">
            <text:p>els0415.t5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wrap</text:p>
          </table:table-cell>
          <table:table-cell table:number-columns-repeated="4"/>
          <table:table-cell office:value-type="string">
            <text:p>PAG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ontemporary Clinical Trials 36 (2013) 228–243</text:p>
          </table:table-cell>
          <table:table-cell table:number-columns-repeated="22"/>
        </table:table-row>
        <table:table-row table:style-name="ro2">
          <table:table-cell office:value-type="string">
            <text:p>els1092.t1</text:p>
          </table:table-cell>
          <table:table-cell office:value-type="float" office:value="8">
            <text:p>8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wrap</text:p>
          </table:table-cell>
          <table:table-cell/>
          <table:table-cell office:value-type="string">
            <text:p>Y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2">
          <table:table-cell office:value-type="string">
            <text:p>els1092.t2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PAGE</text:p>
          </table:table-cell>
          <table:table-cell/>
          <table:table-cell office:value-type="string">
            <text:p>SPLIT</text:p>
          </table:table-cell>
        </table:table-row>
        <table:table-row table:style-name="ro2">
          <table:table-cell office:value-type="string">
            <text:p>els1092.t3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2 lev</text:p>
          </table:table-cell>
          <table:table-cell table:number-columns-repeated="4"/>
          <table:table-cell office:value-type="string">
            <text:p>PAGE</text:p>
          </table:table-cell>
          <table:table-cell/>
          <table:table-cell office:value-type="string">
            <text:p>SPLIT</text:p>
          </table:table-cell>
        </table:table-row>
        <table:table-row table:style-name="ro2">
          <table:table-cell office:value-type="string">
            <text:p>els1092.t4</text:p>
          </table:table-cell>
          <table:table-cell office:value-type="string">
            <text:p>11 12</text:p>
          </table:table-cell>
          <table:table-cell office:value-type="string">
            <text:p>11.2 12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3?</text:p>
          </table:table-cell>
          <table:table-cell table:number-columns-repeated="2"/>
          <table:table-cell office:value-type="string">
            <text:p>1 lev</text:p>
          </table:table-cell>
          <table:table-cell table:number-columns-repeated="2"/>
          <table:table-cell office:value-type="string">
            <text:p>2 lev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OK JOIN</text:p>
          </table:table-cell>
        </table:table-row>
        <table:table-row table:style-name="ro2">
          <table:table-cell office:value-type="string">
            <text:p>els1092.t5</text:p>
          </table:table-cell>
          <table:table-cell office:value-type="string">
            <text:p>13 14</text:p>
          </table:table-cell>
          <table:table-cell office:value-type="string">
            <text:p>13.2 14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  <table:table-cell table:number-columns-repeated="3" office:value-type="string">
            <text:p>Y</text:p>
          </table:table-cell>
          <table:table-cell table:number-columns-repeated="2"/>
          <table:table-cell office:value-type="string">
            <text:p>OK JOIN</text:p>
          </table:table-cell>
        </table:table-row>
        <table:table-row table:style-name="ro2">
          <table:table-cell table:style-name="ce1" office:value-type="string">
            <text:p>Contemporary Clinical Trials 39 (2014) 256–268</text:p>
          </table:table-cell>
          <table:table-cell table:number-columns-repeated="22"/>
        </table:table-row>
        <table:table-row table:style-name="ro2">
          <table:table-cell office:value-type="string">
            <text:p>els1323.t1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1 le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2">
          <table:table-cell office:value-type="string">
            <text:p>els1323.t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 lev</text:p>
          </table:table-cell>
          <table:table-cell table:number-columns-repeated="4"/>
          <table:table-cell office:value-type="string">
            <text:p>Rt</text:p>
          </table:table-cell>
          <table:table-cell table:number-columns-repeated="2"/>
        </table:table-row>
        <table:table-row table:style-name="ro2">
          <table:table-cell office:value-type="string">
            <text:p>els1323.t3</text:p>
          </table:table-cell>
          <table:table-cell office:value-type="float" office:value="7">
            <text:p>7</text:p>
          </table:table-cell>
          <table:table-cell office:value-type="string">
            <text:p>7.2 8.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string">
            <text:p>PAGE</text:p>
          </table:table-cell>
          <table:table-cell office:value-type="string">
            <text:p>MISSING</text:p>
          </table:table-cell>
          <table:table-cell office:value-type="string">
            <text:p>JOIN</text:p>
          </table:table-cell>
        </table:table-row>
        <table:table-row table:style-name="ro2">
          <table:table-cell table:style-name="ce1" office:value-type="string">
            <text:p>Contemporary Clinical Trials 41 (2015) 69–74</text:p>
          </table:table-cell>
          <table:table-cell table:number-columns-repeated="22"/>
        </table:table-row>
        <table:table-row table:style-name="ro2">
          <table:table-cell office:value-type="string">
            <text:p>els1967.t1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 le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2">
          <table:table-cell office:value-type="string">
            <text:p>els1967.t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4"/>
          <table:table-cell office:value-type="string">
            <text:p>O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/01/2017</text:date>, <text:time>08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urray-Rust</meta:initial-creator>
    <meta:creation-date>2016-12-30T10:48:56</meta:creation-date>
    <dc:date>2017-01-04T08:33:17</dc:date>
    <dc:creator>Peter Murray-Rust</dc:creator>
    <meta:editing-duration>P4DT20H48M20S</meta:editing-duration>
    <meta:editing-cycles>5</meta:editing-cycles>
    <meta:generator>OpenOffice/4.1.1$Unix OpenOffice.org_project/411m6$Build-9775</meta:generator>
    <meta:document-statistic meta:table-count="3" meta:cell-count="176" meta:object-count="0"/>
  </office:meta>
</office:document-meta>
</file>